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ee0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CP Flow Control</text:p>
      <text:p text:style-name="P2"/>
      <text:p text:style-name="P2">Why are buffers required by the sender and receiver TCP processes?</text:p>
      <text:p text:style-name="P1">To aid in flow control. They are set up as a part of the initial 3-way handshake.</text:p>
      <text:p text:style-name="P1"/>
      <text:p text:style-name="P2">What is a receive buffer?</text:p>
      <text:p text:style-name="P3">Buffer reserved for a TCP connection by the receiver where received data is placed by the TCP <text:s/>process.</text:p>
      <text:p text:style-name="P3"/>
      <text:p text:style-name="P2">Flow control</text:p>
      <text:list xml:id="list13261071441" text:style-name="L1">
        <text:list-item>
          <text:p text:style-name="P6">The receiver indicates how much it can buffer through the 'receive window' field of an ACK to the sender.</text:p>
        </text:list-item>
        <text:list-item>
          <text:p text:style-name="P6">The sender sends only that much data.</text:p>
        </text:list-item>
        <text:list-item>
          <text:p text:style-name="P6">When there is no more space and a 'receive window' of zero has been sent, the sender sets a persistent timer and send<text:span text:style-name="T1">s</text:span> a small segment for the purposes of getting to know about the receive buffer of the receiver as the receiver only advertises the receive window as a part of the ACK packe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23T09:20:52</meta:creation-date>
    <dc:date>2012-11-10T17:27:05</dc:date>
    <dc:creator>Kempa </dc:creator>
    <meta:editing-duration>PT27M45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9" meta:word-count="140" meta:character-count="739" meta:non-whitespace-character-count="610"/>
  </office:meta>
</office:document-meta>
</file>